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7.324cm" fo:margin-left="9.684cm" table:align="left"/>
    </style:style>
    <style:style style:name="表格1.A" style:family="table-column">
      <style:table-column-properties style:column-width="3.006cm"/>
    </style:style>
    <style:style style:name="表格1.B" style:family="table-column">
      <style:table-column-properties style:column-width="4.318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196cm" style:rel-column-width="12320*"/>
    </style:style>
    <style:style style:name="表格3.B" style:family="table-column">
      <style:table-column-properties style:column-width="2.307cm" style:rel-column-width="8893*"/>
    </style:style>
    <style:style style:name="表格3.C" style:family="table-column">
      <style:table-column-properties style:column-width="2.096cm" style:rel-column-width="8077*"/>
    </style:style>
    <style:style style:name="表格3.D" style:family="table-column">
      <style:table-column-properties style:column-width="3.112cm" style:rel-column-width="11994*"/>
    </style:style>
    <style:style style:name="表格3.E" style:family="table-column">
      <style:table-column-properties style:column-width="6.292cm" style:rel-column-width="24251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C1" style:family="table-cell">
      <style:table-cell-properties fo:padding="0.097cm" fo:border="0.5pt solid #000000"/>
    </style:style>
    <style:style style:name="表格3.B2" style:family="table-cell">
      <style:table-cell-properties fo:padding="0.097cm" fo:border-left="0.5pt solid #000000" fo:border-right="none" fo:border-top="none" fo:border-bottom="0.5pt solid #000000"/>
    </style:style>
    <style:style style:name="表格3.C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01cm" style:rel-column-width="8485*"/>
    </style:style>
    <style:style style:name="表格2.B" style:family="table-column">
      <style:table-column-properties style:column-width="8.403cm" style:rel-column-width="32393*"/>
    </style:style>
    <style:style style:name="表格2.C" style:family="table-column">
      <style:table-column-properties style:column-width="2.307cm" style:rel-column-width="8893*"/>
    </style:style>
    <style:style style:name="表格2.D" style:family="table-column">
      <style:table-column-properties style:column-width="4.089cm" style:rel-column-width="15764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C" style:family="table-column">
      <style:table-column-properties style:column-width="10.201cm" style:rel-column-width="39321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none" fo:border-top="none" fo:border-bottom="0.5pt solid #000000"/>
    </style:style>
    <style:style style:name="表格5.C2" style:family="table-cell">
      <style:table-cell-properties fo:padding="0.097cm" fo:border-left="0.5pt solid #000000" fo:border-right="0.5pt solid #000000" fo:border-top="none" fo:border-bottom="0.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3.401cm" style:rel-column-width="13107*"/>
    </style:style>
    <style:style style:name="表格6.A1" style:family="table-cell">
      <style:table-cell-properties fo:padding="0.097cm" fo:border="0.5pt solid #000000"/>
    </style:style>
    <style:style style:name="表格6.A2" style:family="table-cell">
      <style:table-cell-properties fo:padding="0.097cm" fo:border-left="0.5pt solid #000000" fo:border-right="none" fo:border-top="none" fo:border-bottom="0.5pt solid #000000"/>
    </style:style>
    <style:style style:name="表格6.E2" style:family="table-cell">
      <style:table-cell-properties fo:padding="0.097cm" fo:border-left="0.5pt solid #000000" fo:border-right="0.5pt solid #000000" fo:border-top="none" fo:border-bottom="0.5pt solid #000000"/>
    </style:style>
    <style:style style:name="表格6.5" style:family="table-row">
      <style:table-row-properties style:min-row-height="0.944cm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5pt solid #000000"/>
    </style:style>
    <style:style style:name="表格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游明朝" fo:font-size="10.5pt" style:font-name-asian="游明朝" style:font-size-asian="10.5pt" style:font-size-complex="10.5pt"/>
    </style:style>
    <style:style style:name="P2" style:family="paragraph" style:parent-style-name="Table_20_Contents">
      <style:text-properties style:font-name="游明朝" fo:font-size="10.5pt" officeooo:paragraph-rsid="000c20b1" style:font-name-asian="游明朝" style:font-size-asian="10.5pt" style:font-size-complex="10.5pt"/>
    </style:style>
    <style:style style:name="P3" style:family="paragraph" style:parent-style-name="Standard">
      <style:text-properties style:font-name="游明朝" fo:font-size="10.5pt" officeooo:paragraph-rsid="000c20b1" style:font-name-asian="游明朝" style:font-size-asian="10.5pt" style:font-size-complex="10.5pt"/>
    </style:style>
    <style:style style:name="P4" style:family="paragraph" style:parent-style-name="Standard">
      <style:text-properties style:font-name="游明朝" fo:font-size="10.5pt" officeooo:paragraph-rsid="000b6cdf" style:font-name-asian="游明朝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游明朝" fo:font-size="10.5pt" officeooo:paragraph-rsid="000c1eab" style:font-name-asian="游明朝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游明朝" fo:font-size="10.5pt" officeooo:paragraph-rsid="000c20b1" style:font-name-asian="游明朝" style:font-size-asian="10.5pt" style:font-size-complex="10.5pt"/>
    </style:style>
    <style:style style:name="P7" style:family="paragraph" style:parent-style-name="Standard">
      <style:text-properties style:font-name="游明朝" fo:font-size="10.5pt" style:font-name-asian="游明朝" style:font-size-asian="10.5pt" style:font-size-complex="10.5pt"/>
    </style:style>
    <style:style style:name="P8" style:family="paragraph" style:parent-style-name="Standard">
      <style:paragraph-properties fo:text-align="end" style:justify-single-word="false"/>
      <style:text-properties style:font-name="游明朝" fo:font-size="10.5pt" style:font-name-asian="游明朝" style:font-size-asian="10.5pt" style:font-size-complex="10.5pt"/>
    </style:style>
    <style:style style:name="P9" style:family="paragraph" style:parent-style-name="Standard">
      <style:text-properties style:font-name="游明朝" fo:font-size="10.5pt" officeooo:paragraph-rsid="000bf4ff" style:font-name-asian="游明朝" style:font-size-asian="10.5pt" style:font-size-complex="10.5pt"/>
    </style:style>
    <style:style style:name="P10" style:family="paragraph" style:parent-style-name="Standard">
      <style:text-properties style:font-name="游明朝" fo:font-size="10.5pt" officeooo:paragraph-rsid="000c1eab" style:font-name-asian="游明朝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="游明朝" fo:font-size="10.5pt" officeooo:rsid="000b9587" officeooo:paragraph-rsid="001f829a" style:font-name-asian="游明朝" style:font-size-asian="10.5pt" style:language-asian="zh" style:country-asian="TW" style:font-size-complex="10.5pt"/>
    </style:style>
    <style:style style:name="P12" style:family="paragraph" style:parent-style-name="Standard">
      <style:text-properties style:font-name="游明朝" fo:font-size="10.5pt" officeooo:rsid="0020eff9" officeooo:paragraph-rsid="0020eff9" style:font-name-asian="游明朝" style:font-size-asian="10.5pt" style:language-asian="zh" style:country-asian="TW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游明朝" fo:font-size="10.5pt" fo:font-weight="bold" officeooo:paragraph-rsid="000c1eab" style:font-name-asian="游明朝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游明朝" fo:font-size="16pt" style:font-name-asian="游明朝" style:font-size-asian="16pt" style:font-size-complex="16pt"/>
    </style:style>
    <style:style style:name="P15" style:family="paragraph" style:parent-style-name="Standard">
      <style:text-properties style:font-name="游明朝" fo:font-size="10.5pt" style:font-name-asian="游明朝" style:font-size-asian="10.5pt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游明朝" fo:font-size="16pt" officeooo:paragraph-rsid="0023fcf3" style:font-name-asian="游明朝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游明朝" fo:font-size="16pt" officeooo:paragraph-rsid="0023fcf3" style:font-name-asian="游明朝" style:font-size-asian="16pt" style:font-size-complex="16pt"/>
    </style:style>
    <style:style style:name="P18" style:family="paragraph" style:parent-style-name="Table_20_Contents">
      <style:text-properties style:font-name="游明朝" fo:font-size="10.5pt" style:font-name-asian="游明朝" style:font-size-asian="10.5pt" style:font-size-complex="10.5pt"/>
    </style:style>
    <style:style style:name="P19" style:family="paragraph" style:parent-style-name="Table_20_Contents">
      <style:text-properties style:font-name="游明朝" fo:font-size="10.5pt" officeooo:rsid="00250e62" officeooo:paragraph-rsid="00250e62" style:font-name-asian="游明朝" style:font-size-asian="10.5pt" style:language-asian="zh" style:country-asian="TW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游明朝" fo:font-size="10.5pt" fo:font-weight="bold" officeooo:rsid="0022f04c" officeooo:paragraph-rsid="0022f04c" style:font-name-asian="游明朝" style:font-size-asian="10.5pt" style:language-asian="zh" style:country-asian="TW" style:font-weight-asian="bold" style:font-size-complex="10.5pt" style:font-weight-complex="bold"/>
    </style:style>
    <style:style style:name="P21" style:family="paragraph">
      <loext:graphic-properties draw:fill="none" draw:fill-color="#ffffff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b6cdf" style:language-asian="zh" style:country-asian="TW"/>
    </style:style>
    <style:style style:name="T3" style:family="text">
      <style:text-properties officeooo:rsid="000c1eab" style:language-asian="zh" style:country-asian="TW"/>
    </style:style>
    <style:style style:name="T4" style:family="text">
      <style:text-properties officeooo:rsid="000e0a5d" style:language-asian="zh" style:country-asian="TW"/>
    </style:style>
    <style:style style:name="T5" style:family="text">
      <style:text-properties officeooo:rsid="001f829a" style:language-asian="zh" style:country-asian="TW"/>
    </style:style>
    <style:style style:name="gr1" style:family="graphic">
      <style:graphic-properties draw:stroke="none" svg:stroke-color="#000000" draw:fill="none" draw:fill-color="#ffffff" fo:min-height="0.6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0" draw:name="文字外框 1" draw:style-name="gr1" draw:text-style-name="P21" svg:width="2.583cm" svg:height="0.678cm" svg:x="14.363cm" svg:y="0.018cm"><draw:text-box><text:p>共2頁 <text:s/>第1頁</text:p></draw:text-box></draw:frame>有限公司設立登記表(網路傳輸版)</text:p>
      <text:p text:style-name="P7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公司預查編號</text:p>
          </table:table-cell>
          <table:table-cell table:style-name="表格1.B1" office:value-type="string">
            <text:p text:style-name="P4">113029019</text:p>
          </table:table-cell>
        </table:table-row>
        <table:table-row>
          <table:table-cell table:style-name="表格1.A2" office:value-type="string">
            <text:p text:style-name="P4">公司統一編號</text:p>
          </table:table-cell>
          <table:table-cell table:style-name="表格1.B2" office:value-type="string">
            <text:p text:style-name="P1"/>
          </table:table-cell>
        </table:table-row>
        <table:table-row>
          <table:table-cell table:style-name="表格1.A2" office:value-type="string">
            <text:p text:style-name="P4">公司聯絡電話</text:p>
          </table:table-cell>
          <table:table-cell table:style-name="表格1.B2" office:value-type="string">
            <text:p text:style-name="P12">0986046505</text:p>
          </table:table-cell>
        </table:table-row>
      </table:table>
      <text:p text:style-name="P8">僑外投資事業 □是 ■否 一人公司 ■是 □否</text:p>
      <text:p text:style-name="P8"><text:s/>陸資 □是 ■否<text:tab/> 預定開業日期 113/0<text:span text:style-name="T5">6</text:span>/01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table:number-rows-spanned="2" office:value-type="string">
            <text:p text:style-name="P4">一、 公司名稱</text:p>
          </table:table-cell>
          <table:table-cell table:style-name="表格3.A1" office:value-type="string">
            <text:p text:style-name="P4">中文</text:p>
          </table:table-cell>
          <table:table-cell table:style-name="表格3.C1" table:number-columns-spanned="3" office:value-type="string">
            <text:p text:style-name="P4">有奈有限公司</text:p>
          </table:table-cell>
          <table:covered-table-cell/>
          <table:covered-table-cell/>
        </table:table-row>
        <table:table-row>
          <table:covered-table-cell table:style-name="表格3.A1"/>
          <table:table-cell table:style-name="表格3.B2" office:value-type="string">
            <text:p text:style-name="P4">外文</text:p>
          </table:table-cell>
          <table:table-cell table:style-name="表格3.C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4">二、 (郵遞區號)公司所在地(含鄉鎮市區村里)</text:p>
          </table:table-cell>
          <table:covered-table-cell/>
          <table:table-cell table:style-name="表格3.C2" table:number-columns-spanned="3" office:value-type="string">
            <text:p text:style-name="P11">(106049)台北市大安區信義路四段 210 號 11 樓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4">三、 資本總額 </text:p>
          </table:table-cell>
          <table:covered-table-cell/>
          <table:table-cell table:style-name="表格3.C2" table:number-columns-spanned="3" office:value-type="string">
            <text:p text:style-name="P4">新台幣 150,000 元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4">四、 董事人數</text:p>
          </table:table-cell>
          <table:covered-table-cell/>
          <table:table-cell table:style-name="表格3.B2" office:value-type="string">
            <text:p text:style-name="P4">1人</text:p>
          </table:table-cell>
          <table:table-cell table:style-name="表格3.B2" office:value-type="string">
            <text:p text:style-name="P4">五、代表人姓名</text:p>
          </table:table-cell>
          <table:table-cell table:style-name="表格3.C2" office:value-type="string">
            <text:p text:style-name="P4">彭聖耀</text:p>
          </table:table-cell>
        </table:table-row>
        <table:table-row>
          <table:table-cell table:style-name="表格3.B2" table:number-columns-spanned="2" office:value-type="string">
            <text:p text:style-name="P4">六、 公司章程訂定日期 </text:p>
          </table:table-cell>
          <table:covered-table-cell/>
          <table:table-cell table:style-name="表格3.C2" table:number-columns-spanned="3" office:value-type="string">
            <text:p text:style-name="P4">113年04月2<text:span text:style-name="T2">3</text:span>日</text:p>
          </table:table-cell>
          <table:covered-table-cell/>
          <table:covered-table-cell/>
        </table:table-row>
        <table:table-row>
          <table:table-cell table:style-name="表格3.B2" table:number-columns-spanned="2" office:value-type="string">
            <text:p text:style-name="P4">七、 資本明細</text:p>
            <text:p text:style-name="P4"/>
          </table:table-cell>
          <table:covered-table-cell/>
          <table:table-cell table:style-name="表格3.B2" office:value-type="string">
            <text:p text:style-name="P4">資產增加</text:p>
          </table:table-cell>
          <table:table-cell table:style-name="表格3.C2" table:number-columns-spanned="2" office:value-type="string">
            <text:p text:style-name="P9">1.現金 150,000 元</text:p>
          </table:table-cell>
          <table:covered-table-cell/>
        </table:table-row>
      </table:table>
      <text:p text:style-name="P9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9">※核准登記日期文號</text:p>
          </table:table-cell>
          <table:table-cell table:style-name="表格2.A1" office:value-type="string">
            <text:p text:style-name="P1"/>
          </table:table-cell>
          <table:table-cell table:style-name="表格2.A1" office:value-type="string">
            <text:p text:style-name="P9">※檔號</text:p>
          </table:table-cell>
          <table:table-cell table:style-name="表格2.D1" office:value-type="string">
            <text:p text:style-name="P1"/>
          </table:table-cell>
        </table:table-row>
      </table:table>
      <text:p text:style-name="P9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5">公務記載蓋章欄</text:p>
          </table:table-cell>
        </table:table-row>
        <table:table-row>
          <table:table-cell table:style-name="表格4.A2" office:value-type="string">
            <text:p text:style-name="P1"/>
            <text:p text:style-name="P1"/>
            <text:p text:style-name="P1"/>
          </table:table-cell>
        </table:table-row>
      </table:table>
      <text:p text:style-name="P9"/>
      <text:p text:style-name="P9"/>
      <text:p text:style-name="P17"><draw:frame text:anchor-type="paragraph" draw:z-index="1" draw:name="文字外框 2" draw:style-name="gr1" draw:text-style-name="P21" svg:width="2.583cm" svg:height="0.678cm" svg:x="14.363cm" svg:y="0.018cm"><draw:text-box><text:p>共2頁 <text:s/>第2頁</text:p></draw:text-box></draw:frame>有限公司設立登記表(網路傳輸版)</text:p>
      <text:p text:style-name="P16"/>
      <table:table table:name="表格5" table:style-name="表格5">
        <table:table-column table:style-name="表格5.A" table:number-columns-repeated="2"/>
        <table:table-column table:style-name="表格5.C"/>
        <table:table-row>
          <table:table-cell table:style-name="表格5.A1" table:number-columns-spanned="3" office:value-type="string">
            <text:p text:style-name="P13">所 營 事 業</text:p>
          </table:table-cell>
          <table:covered-table-cell/>
          <table:covered-table-cell/>
        </table:table-row>
        <table:table-row>
          <table:table-cell table:style-name="表格5.A2" office:value-type="string">
            <text:p text:style-name="P10">編號</text:p>
          </table:table-cell>
          <table:table-cell table:style-name="表格5.A2" office:value-type="string">
            <text:p text:style-name="P10">代 碼 </text:p>
          </table:table-cell>
          <table:table-cell table:style-name="表格5.C2" office:value-type="string">
            <text:p text:style-name="P10">營 業 項 目 說 明</text:p>
          </table:table-cell>
        </table:table-row>
        <table:table-row>
          <table:table-cell table:style-name="表格5.A2" office:value-type="string">
            <text:p text:style-name="P10">001 </text:p>
          </table:table-cell>
          <table:table-cell table:style-name="表格5.A2" office:value-type="string">
            <text:p text:style-name="P10">J399010</text:p>
          </table:table-cell>
          <table:table-cell table:style-name="表格5.C2" office:value-type="string">
            <text:p text:style-name="P10">軟體出版業</text:p>
          </table:table-cell>
        </table:table-row>
        <table:table-row>
          <table:table-cell table:style-name="表格5.A2" office:value-type="string">
            <text:p text:style-name="P10">002</text:p>
          </table:table-cell>
          <table:table-cell table:style-name="表格5.A2" office:value-type="string">
            <text:p text:style-name="P10">ZZ99999</text:p>
          </table:table-cell>
          <table:table-cell table:style-name="表格5.C2" office:value-type="string">
            <text:p text:style-name="P10">除許可業務外，得經營法令非禁止或限制之業務</text:p>
          </table:table-cell>
        </table:table-row>
      </table:table>
      <text:p text:style-name="P7"/>
      <table:table table:name="表格6" table:style-name="表格6">
        <table:table-column table:style-name="表格6.A" table:number-columns-repeated="5"/>
        <table:table-row>
          <table:table-cell table:style-name="表格6.A1" table:number-columns-spanned="5" office:value-type="string">
            <text:p text:style-name="P13">董 事、股 東 名 單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10">編號</text:p>
          </table:table-cell>
          <table:table-cell table:style-name="表格6.A2" office:value-type="string">
            <text:p text:style-name="P10">職稱 </text:p>
          </table:table-cell>
          <table:table-cell table:style-name="表格6.A2" office:value-type="string">
            <text:p text:style-name="P10">姓名<text:span text:style-name="T3">(</text:span>或法人名稱<text:span text:style-name="T3">)</text:span></text:p>
          </table:table-cell>
          <table:table-cell table:style-name="表格6.A2" office:value-type="string">
            <text:p text:style-name="P10">身分證號<text:span text:style-name="T3">(或法人統一編號)</text:span></text:p>
          </table:table-cell>
          <table:table-cell table:style-name="表格6.E2" office:value-type="string">
            <text:p text:style-name="P10">出資額 (元)</text:p>
          </table:table-cell>
        </table:table-row>
        <table:table-row>
          <table:covered-table-cell table:style-name="表格6.A2"/>
          <table:table-cell table:style-name="表格6.E2" table:number-columns-spanned="4" office:value-type="string">
            <text:p text:style-name="P10">(郵遞區號)<text:span text:style-name="T1">住所或居所</text:span><text:span text:style-name="T3">(</text:span><text:span text:style-name="T1">或法人所在地</text:span><text:span text:style-name="T3">)</text:span></text:p>
          </table:table-cell>
          <table:covered-table-cell/>
          <table:covered-table-cell/>
          <table:covered-table-cell/>
        </table:table-row>
        <table:table-row>
          <table:table-cell table:style-name="表格6.A2" table:number-rows-spanned="2" office:value-type="string">
            <text:p text:style-name="P19">1</text:p>
          </table:table-cell>
          <table:table-cell table:style-name="表格6.A2" office:value-type="string">
            <text:p text:style-name="P10">董事</text:p>
          </table:table-cell>
          <table:table-cell table:style-name="表格6.A2" office:value-type="string">
            <text:p text:style-name="P10">彭聖耀</text:p>
          </table:table-cell>
          <table:table-cell table:style-name="表格6.A2" office:value-type="string">
            <text:p text:style-name="P10">A126169836</text:p>
          </table:table-cell>
          <table:table-cell table:style-name="表格6.E2" office:value-type="string">
            <text:p text:style-name="P10">150,000</text:p>
          </table:table-cell>
        </table:table-row>
        <table:table-row table:style-name="表格6.5">
          <table:covered-table-cell table:style-name="表格6.A2"/>
          <table:table-cell table:style-name="表格6.E2" table:number-columns-spanned="4" office:value-type="string">
            <text:p text:style-name="P10"><text:span text:style-name="T3">(</text:span><text:span text:style-name="T4">100</text:span><text:span text:style-name="T5">023</text:span><text:span text:style-name="T3">)台北市中正區杭州南路一段</text:span><text:span text:style-name="T4">23號9樓之6</text:span></text:p>
          </table:table-cell>
          <table:covered-table-cell/>
          <table:covered-table-cell/>
          <table:covered-table-cell/>
        </table:table-row>
      </table:table>
      <text:p text:style-name="P7"/>
      <table:table table:name="表格7" table:style-name="表格7">
        <table:table-column table:style-name="表格7.A"/>
        <table:table-row>
          <table:table-cell table:style-name="表格7.A1" office:value-type="string">
            <text:p text:style-name="P6">公務記載蓋章欄</text:p>
          </table:table-cell>
        </table:table-row>
        <table:table-row>
          <table:table-cell table:style-name="表格7.A2" office:value-type="string">
            <text:p text:style-name="P2"/>
            <text:p text:style-name="P2"/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4:13:53.536000000</meta:creation-date>
    <dc:date>2024-06-10T14:24:44.352000000</dc:date>
    <meta:editing-duration>PT1H5M23S</meta:editing-duration>
    <meta:editing-cycles>25</meta:editing-cycles>
    <meta:generator>LibreOffice/7.6.6.3$Windows_X86_64 LibreOffice_project/d97b2716a9a4a2ce1391dee1765565ea469b0ae7</meta:generator>
    <meta:document-statistic meta:table-count="7" meta:image-count="0" meta:object-count="0" meta:page-count="2" meta:paragraph-count="53" meta:word-count="352" meta:character-count="487" meta:non-whitespace-character-count="443"/>
  </office:meta>
</office:document-meta>
</file>